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7b27d5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77db8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7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text:span text:style-name="T7"><text:s/>, </text:span><text:span text:style-name="T7"><text:user-field-get text:name="py3o.o.company_id.hr_head_id.department_id.name">dept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17:21.151000000</dc:date>
    <meta:editing-duration>P1DT8H47M9S</meta:editing-duration>
    <meta:editing-cycles>853</meta:editing-cycles>
    <meta:document-statistic meta:table-count="9" meta:image-count="0" meta:object-count="0" meta:page-count="4" meta:paragraph-count="132" meta:word-count="410" meta:character-count="2557" meta:non-whitespace-character-count="2248"/>
  </office:meta>
</office:document-meta>
</file>